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padding="0.0193in" fo:border="0.0008in solid #d9d9e3"/>
    </style:style>
    <style:style style:name="P2" style:family="paragraph" style:parent-style-name="Text_20_body" style:list-style-name="L2">
      <style:paragraph-properties fo:margin-top="0in" fo:margin-bottom="0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Часть 6: Продвинутые темы</text:h>
      <text:h text:style-name="P6" text:outline-level="4">6.1 Аналитические функции</text:h>
      <text:list xml:id="list4646147075876264359" text:style-name="L1">
        <text:list-item>
          <text:p text:style-name="P4"><text:span text:style-name="Strong_20_Emphasis">WINDOW функции:</text:span></text:p>
          <text:list>
            <text:list-item>
              <text:p text:style-name="P1">Объяснение использования WINDOW функций для анализа данных в рамках определенного окна.</text:p>
            </text:list-item>
            <text:list-item>
              <text:p text:style-name="P1">Применение функций ROW_NUMBER(), RANK(), DENSE_RANK() и других.</text:p>
            </text:list-item>
          </text:list>
        </text:list-item>
        <text:list-item>
          <text:p text:style-name="P4"><text:span text:style-name="Strong_20_Emphasis">Ранжирование данных:</text:span></text:p>
          <text:list>
            <text:list-item>
              <text:p text:style-name="P1">Использование аналитических функций для ранжирования результатов запросов по заданным критериям.</text:p>
            </text:list-item>
            <text:list-item>
              <text:p text:style-name="P4">Понимание ORDER BY в контексте аналитических функций.</text:p>
            </text:list-item>
          </text:list>
        </text:list-item>
      </text:list>
      <text:h text:style-name="P6" text:outline-level="4">6.2 Работа с большими объемами данных</text:h>
      <text:list xml:id="list3185895154908232359" text:style-name="L2">
        <text:list-item>
          <text:p text:style-name="P5"><text:span text:style-name="Strong_20_Emphasis">Работа с Big Data:</text:span></text:p>
          <text:list>
            <text:list-item>
              <text:p text:style-name="P2">Обзор методов работы с большими объемами данных в SQL.</text:p>
            </text:list-item>
            <text:list-item>
              <text:p text:style-name="P2">Использование инструментов для эффективной работы с большими таблицами.</text:p>
            </text:list-item>
          </text:list>
        </text:list-item>
        <text:list-item>
          <text:p text:style-name="P5"><text:span text:style-name="Strong_20_Emphasis">Оптимизация запросов для больших объемов данных:</text:span></text:p>
          <text:list>
            <text:list-item>
              <text:p text:style-name="P2">Понимание особенностей оптимизации запросов при работе с большими данными.</text:p>
            </text:list-item>
            <text:list-item>
              <text:p text:style-name="P5">Использование индексов, оптимизация структуры запросов для ускорения работы с объемными данными.</text:p>
            </text:list-item>
          </text:list>
        </text:list-item>
      </text:list>
      <text:p text:style-name="P3">Этот раздел обсудит более продвинутые темы, такие как использование аналитических функций для анализа данных в определенных окнах, ранжирование данных, а также стратегии работы с большими объемами данных в SQL. Он также предоставит инструменты и подходы для оптимизации запросов и работы с данными в случае работы с большими объемами данных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3-12-01T23:07:06.85</dc:date>
    <meta:document-statistic meta:table-count="0" meta:image-count="0" meta:object-count="0" meta:page-count="1" meta:paragraph-count="16" meta:word-count="160" meta:character-count="1135"/>
    <dc:creator>Dima Wide</dc:creator>
    <meta:user-defined meta:name="Info 1"/>
    <meta:user-defined meta:name="Info 2"/>
    <meta:user-defined meta:name="Info 3"/>
    <meta:user-defined meta:name="Info 4"/>
  </office:meta>
</office:document-meta>
</file>